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57b" officeooo:paragraph-rsid="0016b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35:17.727551176</meta:creation-date>
    <dc:date>2019-03-11T15:37:02.469291117</dc:date>
    <meta:editing-duration>PT1M4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